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2492000019DF3052A855BFB8282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cm"/>
    </style:style>
    <style:style style:name="gr3" style:family="graphic" style:parent-style-name="standard">
      <style:graphic-properties draw:stroke="solid" draw:stroke-dash="Ultrafine_20_2_20_Dots_20_3_20_Dashes" svg:stroke-width="0.081cm" svg:stroke-color="#ff3333" draw:marker-start-width="0.321cm" draw:marker-end-width="0.321cm" svg:stroke-opacity="100%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draw:stroke-dash="Ultrafine_20_2_20_Dots_20_3_20_Dashes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77cm" fo:min-width="0.27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32cm" fo:min-width="5.221cm" fo:padding-top="0.165cm" fo:padding-bottom="0.165cm" fo:padding-left="0.29cm" fo:padding-right="0.29cm"/>
    </style:style>
    <style:style style:name="gr9" style:family="graphic" style:parent-style-name="standard">
      <style:graphic-properties draw:stroke="none" draw:stroke-dash="Ultrafine_20_2_20_Dots_20_3_20_Dashes" svg:stroke-width="0.081cm" svg:stroke-color="#ff3333" draw:marker-start-width="0.321cm" draw:marker-end-width="0.321cm" draw:fill="solid" draw:fill-color="#9900ff" draw:opacity="50%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width="0.081cm" svg:stroke-color="#ff3333" draw:marker-start-width="0.321cm" draw:marker-end-width="0.321cm" draw:fill="solid" draw:fill-color="#66cc00" draw:opacity="50%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width="0.081cm" svg:stroke-color="#ff3333" draw:marker-start-width="0.321cm" draw:marker-end-width="0.321cm" draw:fill="solid" draw:fill-color="#ffff00" draw:opacity="50%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width="0.081cm" svg:stroke-color="#ff3333" draw:marker-start-width="0.321cm" draw:marker-end-width="0.321cm" draw:fill="solid" draw:fill-color="#ff6600" draw:opacity="50%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stroke-dash="Ultrafine_20_2_20_Dots_20_3_20_Dashes" svg:stroke-width="0.081cm" svg:stroke-color="#ff3333" draw:marker-start-width="0.321cm" draw:marker-end-width="0.321cm" svg:stroke-opacity="100%" draw:fill="solid" draw:fill-color="#ff3333" draw:opacity="50%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draw:stroke-dash="Ultrafine_20_2_20_Dots_20_3_20_Dashes" svg:stroke-width="0.081cm" svg:stroke-color="#ff3333" draw:marker-start-width="0.321cm" draw:marker-end-width="0.321cm" svg:stroke-opacity="100%" draw:fill="solid" draw:fill-color="#0066ff" draw:opacity="50%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svg:stroke-opacity="100%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7cm" fo:min-width="0.27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2cm" fo:min-width="5.221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9900ff" draw:opacity="50%"/>
      <style:paragraph-properties fo:text-align="center"/>
    </style:style>
    <style:style style:name="P4" style:family="paragraph">
      <loext:graphic-properties draw:fill="solid" draw:fill-color="#66cc00" draw:opacity="50%"/>
      <style:paragraph-properties fo:text-align="center"/>
    </style:style>
    <style:style style:name="P5" style:family="paragraph">
      <loext:graphic-properties draw:fill="solid" draw:fill-color="#ffff00" draw:opacity="50%"/>
      <style:paragraph-properties fo:text-align="center"/>
    </style:style>
    <style:style style:name="P6" style:family="paragraph">
      <loext:graphic-properties draw:fill="solid" draw:fill-color="#ff6600" draw:opacity="50%"/>
      <style:paragraph-properties fo:text-align="center"/>
    </style:style>
    <style:style style:name="P7" style:family="paragraph">
      <loext:graphic-properties draw:fill="solid" draw:fill-color="#ff3333" draw:opacity="50%"/>
      <style:paragraph-properties fo:text-align="center"/>
    </style:style>
    <style:style style:name="P8" style:family="paragraph">
      <loext:graphic-properties draw:fill="solid" draw:fill-color="#0066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PDF_Base" svg:width="56.541cm" svg:height="39.999cm" svg:x="1.4cm" svg:y="0.8cm">
          <draw:image xlink:href="Pictures/1000000000002492000019DF3052A855BFB82827.jpg" xlink:type="simple" xlink:show="embed" xlink:actuate="onLoad">
            <text:p/>
          </draw:image>
        </draw:frame>
        <draw:frame draw:style-name="gr2" draw:text-style-name="P2" draw:layer="PDF_Base" svg:width="12.65cm" svg:height="1.85cm" svg:x="1.75cm" svg:y="1.6cm">
          <draw:text-box>
            <text:p>Level 12</text:p>
          </draw:text-box>
        </draw:frame>
        <draw:polygon draw:style-name="gr3" draw:text-style-name="P1" draw:layer="Walls" svg:width="2.649cm" svg:height="5.499cm" svg:x="38.501cm" svg:y="17.602cm" svg:viewBox="0 0 2650 5500" draw:points="0,5500 2650,5500 2650,0 200,0 197,4050 0,4050">
          <text:p/>
        </draw:polygon>
        <draw:polygon draw:style-name="gr3" draw:text-style-name="P1" draw:layer="Walls" svg:width="10.754cm" svg:height="3.069cm" svg:x="37.325cm" svg:y="4.751cm" svg:viewBox="0 0 10755 3070" draw:points="1717,3070 0,1351 0,0 10755,2 8876,1717 1717,1717">
          <text:p/>
        </draw:polygon>
        <draw:polygon draw:style-name="gr3" draw:text-style-name="P1" draw:layer="Walls" svg:width="2.528cm" svg:height="7.498cm" svg:x="45.551cm" svg:y="4.753cm" svg:viewBox="0 0 2529 7499" draw:points="650,1715 0,7299 1750,7499 2529,0">
          <text:p/>
        </draw:polygon>
        <draw:polygon draw:style-name="gr3" draw:text-style-name="P1" draw:layer="Walls" svg:width="14.599cm" svg:height="11.133cm" svg:x="31.601cm" svg:y="6.468cm" svg:viewBox="0 0 14600 11134" draw:points="0,2534 3200,2534 6150,8084 5650,8984 6800,8984 6800,11134 9550,11134 9550,10084 9600,9784 10300,8884 10550,8584 11100,8184 13350,6634 13700,6234 13950,5584 14600,0 7442,0 7442,1353 7442,1353 0,1353">
          <text:p/>
        </draw:polygon>
        <draw:polygon draw:style-name="gr3" draw:text-style-name="P1" draw:layer="Walls" svg:width="7.441cm" svg:height="1.723cm" svg:x="31.601cm" svg:y="6.097cm" svg:viewBox="0 0 7442 1724" draw:points="0,0 5724,5 7442,1724 0,1724">
          <text:p/>
        </draw:polygon>
        <draw:polygon draw:style-name="gr4" draw:text-style-name="P1" draw:layer="Walls" svg:width="19.449cm" svg:height="16.566cm" svg:x="9.501cm" svg:y="6.085cm" svg:viewBox="0 0 19450 16567" draw:points="11600,13917 11150,13467 11000,13017 11000,11617 10800,11617 10800,9517 5200,9517 5200,5205 15231,5205 15231,1717 19450,1724 19450,0 0,0 0,16567 1750,16567 1750,15767 15000,15767 15000,15517 14557,15517">
          <text:p/>
        </draw:polygon>
        <draw:polygon draw:style-name="gr3" draw:text-style-name="P1" draw:layer="Walls" svg:width="5.399cm" svg:height="4.299cm" svg:x="41.901cm" svg:y="12.052cm" svg:viewBox="0 0 5400 4300" draw:points="5400,200 5200,1050 4900,1600 4450,2150 4100,2500 1850,3950 1500,4300 0,3300 250,3000 800,2600 3050,1050 3400,650 3650,0">
          <text:p/>
        </draw:polygon>
        <draw:polygon draw:style-name="gr3" draw:text-style-name="P1" draw:layer="Walls" svg:width="2.249cm" svg:height="2.249cm" svg:x="41.151cm" svg:y="15.352cm" svg:viewBox="0 0 2250 2250" draw:points="0,2250 1750,2250 1850,1750 2050,1300 2250,1000 750,0 50,900 0,1200">
          <text:p/>
        </draw:polygon>
        <draw:polygon draw:style-name="gr3" draw:text-style-name="P1" draw:layer="Walls" svg:width="1.749cm" svg:height="4.639cm" svg:x="41.151cm" svg:y="17.602cm" svg:viewBox="0 0 1750 4640" draw:points="0,4450 0,0 1750,0 1300,250 1050,650 1050,4640">
          <text:p/>
        </draw:polygon>
        <draw:polygon draw:style-name="gr5" draw:text-style-name="P1" draw:layer="Walls" svg:width="4.449cm" svg:height="1.749cm" svg:x="38.501cm" svg:y="23.102cm" svg:viewBox="0 0 4450 1750" draw:points="2650,0 0,0 0,1750 4450,1750">
          <text:p/>
        </draw:polygon>
        <draw:polygon draw:style-name="gr5" draw:text-style-name="P1" draw:layer="Walls" svg:width="1.799cm" svg:height="2.799cm" svg:x="41.151cm" svg:y="22.052cm" svg:viewBox="0 0 1800 2800" draw:points="0,0 0,1050 1800,2800 1800,350 1050,190">
          <text:p/>
        </draw:polygon>
        <draw:polygon draw:style-name="gr5" draw:text-style-name="P1" draw:layer="Walls" svg:width="12.099cm" svg:height="9.749cm" svg:x="9.5cm" svg:y="21.851cm" svg:viewBox="0 0 12100 9750" draw:points="0,801 0,9750 12100,9750 12100,8050 9900,8050 9900,3850 10450,3200 7050,0 1750,0 1750,801">
          <text:p/>
        </draw:polygon>
        <draw:polygon draw:style-name="gr5" draw:text-style-name="P1" draw:layer="Walls" svg:width="13.749cm" svg:height="9.998cm" svg:x="16.55cm" svg:y="21.603cm" svg:viewBox="0 0 13750 9999" draw:points="13750,8299 5050,9999 5050,8299 2850,8299 2850,4099 3400,3449 0,249 7950,249 7951,0 13100,0 13100,6349 13750,6349">
          <text:p/>
        </draw:polygon>
        <draw:polygon draw:style-name="gr5" draw:text-style-name="P1" draw:layer="Walls" svg:width="1.899cm" svg:height="1.649cm" svg:x="33.25cm" svg:y="13.801cm" svg:viewBox="0 0 1900 1650" draw:points="0,1650 1900,1650 1900,0 0,0">
          <text:p/>
        </draw:polygon>
        <draw:polygon draw:style-name="gr5" draw:text-style-name="P1" draw:layer="Walls" svg:width="6.798cm" svg:height="8.599cm" svg:x="31.602cm" svg:y="9.002cm" svg:viewBox="0 0 6799 8600" draw:points="5649,6449 6799,6449 6799,8600 0,8600 0,0 3199,0 6150,5550">
          <text:p/>
        </draw:polygon>
        <draw:polygon draw:style-name="gr5" draw:text-style-name="P1" draw:layer="Walls" svg:width="2.2cm" svg:height="1.799cm" svg:x="35.15cm" svg:y="12.001cm" svg:viewBox="0 0 2201 1800" draw:points="1250,0 0,0 1,1800 2201,1800">
          <text:p/>
        </draw:polygon>
        <draw:polygon draw:style-name="gr5" draw:text-style-name="P1" draw:layer="Walls" svg:width="1.648cm" svg:height="3.699cm" svg:x="31.601cm" svg:y="11.051cm" svg:viewBox="0 0 1649 3700" draw:points="1649,0 0,0 1,3700 1649,3700">
          <text:p/>
        </draw:polygon>
        <draw:polygon draw:style-name="gr5" draw:text-style-name="P1" draw:layer="Walls" svg:width="2.6cm" svg:height="1.649cm" svg:x="35.152cm" svg:y="13.801cm" svg:viewBox="0 0 2601 1650" draw:points="2100,1650 0,1650 0,0 2200,0 2601,751">
          <text:p/>
        </draw:polygon>
        <draw:polygon draw:style-name="gr5" draw:text-style-name="P1" draw:layer="Walls" svg:width="2.399cm" svg:height="1.248cm" svg:x="33.1cm" svg:y="9.002cm" svg:viewBox="0 0 2400 1249" draw:points="0,0 1000,0 1000,1249 2400,1249 0,1249">
          <text:p/>
        </draw:polygon>
        <draw:polygon draw:style-name="gr5" draw:text-style-name="P1" draw:layer="Walls" svg:width="3.149cm" svg:height="1.749cm" svg:x="33.25cm" svg:y="10.251cm" svg:viewBox="0 0 3150 1750" draw:points="3150,1750 0,1750 0,0 2250,0">
          <text:p/>
        </draw:polygon>
        <draw:polygon draw:style-name="gr5" draw:text-style-name="P1" draw:layer="Walls" svg:width="1.399cm" svg:height="1.248cm" svg:x="34.1cm" svg:y="9.003cm" svg:viewBox="0 0 1400 1249" draw:points="700,0 0,0 0,1249 1400,1249">
          <text:p/>
        </draw:polygon>
        <draw:polygon draw:style-name="gr6" draw:text-style-name="P1" draw:layer="Walls" svg:width="1.699cm" svg:height="1.599cm" svg:x="41.3cm" svg:y="8.051cm" svg:viewBox="0 0 1700 1600" draw:points="0,350 0,1600 1700,1600 1700,350 1050,50 850,0 650,50">
          <text:p/>
        </draw:polygon>
        <draw:custom-shape draw:style-name="gr7" draw:text-style-name="P1" draw:layer="Walls" svg:width="0.85cm" svg:height="1.1cm" svg:x="41.3cm" svg:y="8.4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Walls" svg:width="0.85cm" svg:height="1.1cm" svg:x="42.15cm" svg:y="8.4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Walls" svg:width="5.801cm" svg:height="1.65cm" svg:x="32.7cm" svg:y="21.751cm">
          <text:p/>
          <draw:enhanced-geometry svg:viewBox="0 0 21600 21600" draw:type="rectangle" draw:enhanced-path="M 0 0 L 21600 0 21600 21600 0 21600 0 0 Z N"/>
        </draw:custom-shape>
        <draw:polygon draw:style-name="gr9" draw:text-style-name="P3" draw:layer="AH_Zones" svg:width="19.449cm" svg:height="16.566cm" svg:x="9.501cm" svg:y="6.085cm" svg:viewBox="0 0 19450 16567" draw:points="11600,13917 11150,13467 11000,13017 11000,11617 10800,11617 10800,9517 5200,9517 5200,5205 15231,5205 15231,1717 19450,1724 19450,0 0,0 0,16567 1750,16567 1750,15767 15000,15767 15000,15517 14557,15517">
          <text:p/>
        </draw:polygon>
        <draw:polygon draw:style-name="gr10" draw:text-style-name="P4" draw:layer="AH_Zones" svg:width="12.099cm" svg:height="9.749cm" svg:x="9.5cm" svg:y="21.851cm" svg:viewBox="0 0 12100 9750" draw:points="0,801 0,9750 12100,9750 12100,8050 9900,8050 9900,3850 10450,3200 7050,0 1750,0 1750,801">
          <text:p/>
        </draw:polygon>
        <draw:polygon draw:style-name="gr11" draw:text-style-name="P5" draw:layer="AH_Zones" svg:width="13.749cm" svg:height="9.998cm" svg:x="16.55cm" svg:y="21.603cm" svg:viewBox="0 0 13750 9999" draw:points="13750,8299 5050,9999 5050,8299 2850,8299 2850,4099 3400,3449 0,249 7950,249 7951,0 13100,0 13100,6349 13750,6349">
          <text:p/>
        </draw:polygon>
        <draw:polygon draw:style-name="gr12" draw:text-style-name="P6" draw:layer="AH_Zones" svg:width="6.798cm" svg:height="8.599cm" svg:x="31.602cm" svg:y="9.002cm" svg:viewBox="0 0 6799 8600" draw:points="5649,6449 6799,6449 6799,8600 0,8600 0,0 3199,0 6150,5550">
          <text:p/>
        </draw:polygon>
        <draw:polygon draw:style-name="gr13" draw:text-style-name="P7" draw:layer="AH_Zones" svg:width="16.478cm" svg:height="12.85cm" svg:x="31.601cm" svg:y="4.751cm" svg:viewBox="0 0 16479 12851" draw:points="0,4251 3200,4251 6150,9801 5650,10701 6800,10701 6800,12851 9550,12851 9550,11801 9600,11501 10300,10601 11800,11601 12150,11251 14399,9799 14750,9451 15200,8901 15500,8351 15700,7501 16479,0 5724,0 5724,1351 0,1346">
          <text:p/>
        </draw:polygon>
        <draw:polygon draw:style-name="gr14" draw:text-style-name="P8" draw:layer="AH_Zones" svg:width="4.9cm" svg:height="9.499cm" svg:x="38.5cm" svg:y="15.352cm" svg:viewBox="0 0 4901 9500" draw:points="4451,7050 4451,9498 1,9500 0,6298 200,6298 200,2250 2651,2250 2651,1200 2701,900 3401,0 4901,1000 4701,1300 4501,1750 4401,2250 3951,2500 3701,2900 3701,6890">
          <text:p/>
        </draw:polygon>
        <draw:polygon draw:style-name="gr15" draw:text-style-name="P1" draw:layer="AC_Zones" svg:width="2.649cm" svg:height="5.499cm" svg:x="38.501cm" svg:y="17.603cm" svg:viewBox="0 0 2650 5500" draw:points="0,5500 2650,5500 2650,0 200,0 197,4050 0,4050">
          <text:p/>
        </draw:polygon>
        <draw:polygon draw:style-name="gr15" draw:text-style-name="P1" draw:layer="AC_Zones" svg:width="10.754cm" svg:height="3.069cm" svg:x="37.325cm" svg:y="4.752cm" svg:viewBox="0 0 10755 3070" draw:points="1717,3070 0,1351 0,0 10755,2 8876,1717 1717,1717">
          <text:p/>
        </draw:polygon>
        <draw:polygon draw:style-name="gr15" draw:text-style-name="P1" draw:layer="AC_Zones" svg:width="2.528cm" svg:height="7.498cm" svg:x="45.551cm" svg:y="4.754cm" svg:viewBox="0 0 2529 7499" draw:points="650,1715 0,7299 1750,7499 2529,0">
          <text:p/>
        </draw:polygon>
        <draw:polygon draw:style-name="gr15" draw:text-style-name="P1" draw:layer="AC_Zones" svg:width="14.599cm" svg:height="11.133cm" svg:x="31.601cm" svg:y="6.469cm" svg:viewBox="0 0 14600 11134" draw:points="0,2534 3199,2533 3199,2535 3849,3782 6150,8084 5650,8984 6800,8984 6800,11134 9550,11134 9550,10084 9600,9784 10300,8884 10550,8584 11100,8184 13350,6634 13700,6234 13950,5584 14600,0 7442,0 7442,1353 7442,1353 0,1353">
          <text:p/>
        </draw:polygon>
        <draw:polygon draw:style-name="gr15" draw:text-style-name="P1" draw:layer="AC_Zones" svg:width="7.441cm" svg:height="1.723cm" svg:x="31.601cm" svg:y="6.098cm" svg:viewBox="0 0 7442 1724" draw:points="0,0 5724,5 7442,1724 0,1724">
          <text:p/>
        </draw:polygon>
        <draw:polygon draw:style-name="gr15" draw:text-style-name="P1" draw:layer="AC_Zones" svg:width="5.399cm" svg:height="4.299cm" svg:x="41.901cm" svg:y="12.053cm" svg:viewBox="0 0 5400 4300" draw:points="5400,200 5200,1050 4900,1600 4450,2150 4100,2500 1850,3950 1500,4300 0,3300 250,3000 800,2600 3050,1050 3400,650 3650,0">
          <text:p/>
        </draw:polygon>
        <draw:polygon draw:style-name="gr15" draw:text-style-name="P1" draw:layer="AC_Zones" svg:width="2.249cm" svg:height="2.249cm" svg:x="41.151cm" svg:y="15.353cm" svg:viewBox="0 0 2250 2250" draw:points="0,2250 1750,2250 1850,1750 2050,1300 2250,1000 750,0 50,900 0,1200">
          <text:p/>
        </draw:polygon>
        <draw:polygon draw:style-name="gr15" draw:text-style-name="P1" draw:layer="AC_Zones" svg:width="1.749cm" svg:height="4.639cm" svg:x="41.151cm" svg:y="17.603cm" svg:viewBox="0 0 1750 4640" draw:points="0,4450 0,0 1750,0 1300,250 1050,650 1050,4640">
          <text:p/>
        </draw:polygon>
        <draw:polygon draw:style-name="gr16" draw:text-style-name="P1" draw:layer="AC_Zones" svg:width="4.449cm" svg:height="1.749cm" svg:x="38.501cm" svg:y="23.103cm" svg:viewBox="0 0 4450 1750" draw:points="2650,0 0,0 0,1750 4450,1750">
          <text:p/>
        </draw:polygon>
        <draw:polygon draw:style-name="gr16" draw:text-style-name="P1" draw:layer="AC_Zones" svg:width="1.799cm" svg:height="2.799cm" svg:x="41.151cm" svg:y="22.053cm" svg:viewBox="0 0 1800 2800" draw:points="0,0 0,1050 1800,2800 1800,350 1050,190">
          <text:p/>
        </draw:polygon>
        <draw:polygon draw:style-name="gr16" draw:text-style-name="P1" draw:layer="AC_Zones" svg:width="1.899cm" svg:height="1.649cm" svg:x="33.25cm" svg:y="13.802cm" svg:viewBox="0 0 1900 1650" draw:points="0,1650 1900,1650 1900,0 0,0">
          <text:p/>
        </draw:polygon>
        <draw:polygon draw:style-name="gr16" draw:text-style-name="P1" draw:layer="AC_Zones" svg:width="6.798cm" svg:height="8.6cm" svg:x="31.602cm" svg:y="9.002cm" svg:viewBox="0 0 6799 8601" draw:points="5649,6450 6799,6450 6799,8601 0,8601 0,1 3199,0 3848,1249 6150,5551">
          <text:p/>
        </draw:polygon>
        <draw:polygon draw:style-name="gr16" draw:text-style-name="P1" draw:layer="AC_Zones" svg:width="2.2cm" svg:height="1.799cm" svg:x="35.15cm" svg:y="12.002cm" svg:viewBox="0 0 2201 1800" draw:points="1250,0 0,0 1,1800 2201,1800">
          <text:p/>
        </draw:polygon>
        <draw:polygon draw:style-name="gr16" draw:text-style-name="P1" draw:layer="AC_Zones" svg:width="1.648cm" svg:height="3.699cm" svg:x="31.601cm" svg:y="11.052cm" svg:viewBox="0 0 1649 3700" draw:points="1649,0 0,0 1,3700 1649,3700">
          <text:p/>
        </draw:polygon>
        <draw:polygon draw:style-name="gr16" draw:text-style-name="P1" draw:layer="AC_Zones" svg:width="2.6cm" svg:height="1.649cm" svg:x="35.152cm" svg:y="13.802cm" svg:viewBox="0 0 2601 1650" draw:points="2100,1650 0,1650 0,0 2200,0 2601,751">
          <text:p/>
        </draw:polygon>
        <draw:polygon draw:style-name="gr16" draw:text-style-name="P1" draw:layer="AC_Zones" svg:width="0.999cm" svg:height="1.248cm" svg:x="33.1cm" svg:y="9.003cm" svg:viewBox="0 0 1000 1249" draw:points="0,0 1000,0 1000,1249 0,1249">
          <text:p/>
        </draw:polygon>
        <draw:polygon draw:style-name="gr16" draw:text-style-name="P1" draw:layer="AC_Zones" svg:width="3.149cm" svg:height="1.749cm" svg:x="33.25cm" svg:y="10.252cm" svg:viewBox="0 0 3150 1750" draw:points="3150,1750 0,1750 0,0 2200,0">
          <text:p/>
        </draw:polygon>
        <draw:polygon draw:style-name="gr16" draw:text-style-name="P1" draw:layer="AC_Zones" svg:width="1.349cm" svg:height="1.248cm" svg:x="34.1cm" svg:y="9.004cm" svg:viewBox="0 0 1350 1249" draw:points="700,0 0,0 0,1249 1350,1248">
          <text:p/>
        </draw:polygon>
        <draw:polygon draw:style-name="gr16" draw:text-style-name="P1" draw:layer="AC_Zones" svg:width="1.699cm" svg:height="1.599cm" svg:x="41.3cm" svg:y="8.052cm" svg:viewBox="0 0 1700 1600" draw:points="0,350 0,1600 1700,1600 1700,350 1050,50 850,0 650,50">
          <text:p/>
        </draw:polygon>
        <draw:custom-shape draw:style-name="gr17" draw:text-style-name="P1" draw:layer="AC_Zones" svg:width="0.85cm" svg:height="1.1cm" svg:x="41.3cm" svg:y="8.4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AC_Zones" svg:width="0.85cm" svg:height="1.1cm" svg:x="42.15cm" svg:y="8.4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AC_Zones" svg:width="5.801cm" svg:height="1.65cm" svg:x="32.7cm" svg:y="21.75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6-11-28T12:37:19.708490959</dc:date>
    <meta:editing-duration>PT10H31M17S</meta:editing-duration>
    <meta:editing-cycles>234</meta:editing-cycles>
    <meta:generator>LibreOffice/5.1.4.2$Linux_X86_64 LibreOffice_project/10m0$Build-2</meta:generator>
    <meta:document-statistic meta:object-count="55"/>
  </office:meta>
</office:document-meta>
</file>